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22.1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formula="of:=CHAR(RAND()*26+65)&amp;CHAR(RAND()*26+65)&amp;CHAR(RAND()*26+65)&amp;CHAR(RAND()*26+65)&amp;CHAR(RAND()*26+65)&amp;CHAR(RAND()*26+65)&amp;CHAR(RAND()*10+48)&amp;CHAR(RAND()*10+48)" office:value-type="string" office:string-value="ADHMCE19" calcext:value-type="string">
            <text:p>ADHMCE19</text:p>
          </table:table-cell>
          <table:table-cell table:number-columns-repeated="2"/>
          <table:table-cell table:style-name="ce7" office:value-type="string" calcext:value-type="string">
            <text:p>Instructions pour générer des mots de passe aléatoires avec Alcasar :</text:p>
          </table:table-cell>
        </table:table-row>
        <table:table-row table:style-name="ro1">
          <table:table-cell/>
          <table:table-cell table:style-name="ce5"/>
          <table:table-cell/>
          <table:table-cell table:style-name="ce7" office:value-type="string" calcext:value-type="string">
            <text:p>Étape 1 :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Dans la première cellule dédiée à la génération des mots de passe, étirez la cellule vers le bas jusqu'à atteindre le nombre de mots de passe souhaités.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Étape 2 :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Par exemple, si vous avez besoin de générer 200 mots de passe, sélectionnez les 200 premières cellules de la colonne A.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Copiez ces cellules en vous assurant que toutes sont bien sélectionnées, puis collez-les dans un autre fichier Calc en suivant les étapes suivantes :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Clic droit → Collage spécial → Collage spécial, puis sélectionnez « Valeur uniquement ».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Cela permet de sauvegarder les mots de passe générés sans leurs formules.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Étape 3 :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Copiez ensuite la colonne contenant les mots de passe pour l'insérer dans le fichier CSV contenant les noms et prénoms pour Alcasar.</text:p>
          </table:table-cell>
        </table:table-row>
        <table:table-row table:style-name="ro1">
          <table:table-cell table:number-columns-repeated="3"/>
          <table:table-cell table:style-name="ce9"/>
        </table:table-row>
        <table:table-row table:style-name="ro1">
          <table:table-cell table:number-columns-repeated="3"/>
          <table:table-cell table:style-name="ce8" office:value-type="string" calcext:value-type="string">
            <text:p>Cela vous permettra de générer et enregistrer des mots de passe facilement et de les ajouter au fichier CSV en respectant le format requis.</text:p>
          </table:table-cell>
        </table:table-row>
        <table:table-row table:style-name="ro1" table:number-rows-repeated="2">
          <table:table-cell table:number-columns-repeated="3"/>
          <table:table-cell table:style-name="ce5"/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1:56:34.7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1:19:05.431000000</meta:creation-date>
    <dc:date>2024-09-11T11:58:24.093000000</dc:date>
    <meta:editing-duration>PT9H10M10S</meta:editing-duration>
    <meta:editing-cycles>17</meta:editing-cycles>
    <meta:generator>LibreOffice/7.6.6.3$Windows_X86_64 LibreOffice_project/d97b2716a9a4a2ce1391dee1765565ea469b0ae7</meta:generator>
    <meta:document-statistic meta:table-count="1" meta:cell-count="12" meta:object-count="0"/>
  </office:meta>
</office:document-meta>
</file>